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P2" style:family="paragraph" style:parent-style-name="Standard">
      <style:paragraph-properties fo:margin-top="0in" fo:margin-bottom="0.1965in"/>
    </style:style>
    <style:style style:name="P3" style:family="paragraph" style:parent-style-name="Preformatted_20_Text">
      <style:paragraph-properties fo:margin-top="0in" fo:margin-bottom="0.1965in"/>
    </style:style>
    <style:style style:name="P4" style:family="paragraph" style:parent-style-name="Standard">
      <style:paragraph-properties fo:margin-left="0in" fo:margin-right="0in" fo:text-align="start" style:justify-single-word="false" fo:text-indent="0in" style:auto-text-indent="false" style:text-autospace="none"/>
      <style:text-properties fo:color="#ff0000" style:font-name="Monospace" fo:font-size="10pt" style:font-name-asian="Monospace" style:font-size-asian="10pt" style:font-name-complex="Monospace"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10pt" style:font-name-asian="Monospace" style:font-size-asian="10pt" style:font-name-complex="Monospace"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3c3c3c" style:font-name="Monospace" fo:font-size="10pt" style:font-name-asian="Monospace" style:font-size-asian="10pt" style:font-name-complex="Monospace"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P11" style:family="paragraph" style:parent-style-name="Text_20_body">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2" style:family="paragraph" style:parent-style-name="Text_20_body">
      <style:paragraph-properties fo:margin-left="0in" fo:margin-right="0in" fo:text-align="start" style:justify-single-word="false" fo:text-indent="0in" style:auto-text-indent="false" style:text-autospace="none"/>
      <style:text-properties fo:color="#3c3c3c" style:font-name="Monospace" fo:font-size="10pt" style:font-name-asian="Monospace" style:font-size-asian="10pt" style:font-name-complex="Monospace" style:font-size-complex="10pt"/>
    </style:style>
    <style:style style:name="P13" style:family="paragraph" style:parent-style-name="Preformatted_20_Text">
      <style:paragraph-properties fo:margin-left="0in" fo:margin-right="0in" fo:text-align="start" style:justify-single-word="false" fo:text-indent="0in" style:auto-text-indent="false" style:text-autospace="none"/>
      <style:text-properties fo:color="#3c3c3c" style:font-name="Monospace" fo:font-size="10pt" style:font-name-asian="Monospace" style:font-size-asian="10pt" style:font-name-complex="Monospace" style:font-size-complex="10pt"/>
    </style:style>
    <style:style style:name="P14" style:family="paragraph" style:parent-style-name="Text_20_body">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P15" style:family="paragraph" style:parent-style-name="Text_20_body">
      <style:text-properties fo:color="#000000" style:font-name="Monospace" fo:font-size="10pt" style:font-name-asian="Monospace" style:font-size-asian="10pt" style:font-name-complex="Monospace" style:font-size-complex="10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7"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T1" style:family="text">
      <style:text-properties fo:color="#3c3c3c"/>
    </style:style>
    <style:style style:name="T2" style:family="text">
      <style:text-properties fo:color="#3c3c3c" style:font-name="Monospace" fo:font-size="10pt" style:font-name-asian="Monospace" style:font-size-asian="10pt" style:font-name-complex="Monospace" style:font-size-complex="10pt"/>
    </style:style>
    <style:style style:name="T3" style:family="text">
      <style:text-properties fo:color="#000000"/>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000000" style:text-underline-style="solid" style:text-underline-width="auto" style:text-underline-color="font-color"/>
    </style:style>
    <style:style style:name="T6" style:family="text">
      <style:text-properties fo:color="#000000" fo:font-style="italic" style:font-style-asian="italic" style:font-style-complex="italic"/>
    </style:style>
    <style:style style:name="T7" style:family="text">
      <style:text-properties fo:color="#000000" fo:font-style="italic" style:text-underline-style="solid" style:text-underline-width="auto" style:text-underline-color="font-color" style:font-style-asian="italic" style:font-style-complex="italic"/>
    </style:style>
    <style:style style:name="T8" style:family="text">
      <style:text-properties fo:color="#7f0055" fo:font-weight="bold" style:font-weight-asian="bold" style:font-weight-complex="bold"/>
    </style:style>
    <style:style style:name="T9"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0" style:family="text">
      <style:text-properties fo:color="#7f0055" fo:font-style="italic" fo:font-weight="bold" style:font-style-asian="italic" style:font-weight-asian="bold" style:font-style-complex="italic" style:font-weight-complex="bold"/>
    </style:style>
    <style:style style:name="T11" style:family="text">
      <style:text-properties fo:color="#2a00ff"/>
    </style:style>
    <style:style style:name="T12" style:family="text">
      <style:text-properties fo:color="#2a00ff" fo:font-style="italic" style:font-style-asian="italic" style:font-style-complex="italic"/>
    </style:style>
    <style:style style:name="T13" style:family="text">
      <style:text-properties fo:color="#2a00ff" style:font-name="Monospace" fo:font-style="italic" style:font-name-asian="Monospace" style:font-style-asian="italic" style:font-name-complex="Monospace" style:font-style-complex="italic"/>
    </style:style>
    <style:style style:name="T14" style:family="text">
      <style:text-properties fo:color="#3f5fbf"/>
    </style:style>
    <style:style style:name="T15" style:family="text">
      <style:text-properties fo:color="#3f3fbf"/>
    </style:style>
    <style:style style:name="T16" style:family="text">
      <style:text-properties fo:color="#7f9fbf" fo:font-weight="bold" style:font-weight-asian="bold" style:font-weight-complex="bold"/>
    </style:style>
    <style:style style:name="T17" style:family="text">
      <style:text-properties fo:color="#7f7f9f"/>
    </style:style>
    <style:style style:name="T18" style:family="text">
      <style:text-properties fo:color="#008080"/>
    </style:style>
    <style:style style:name="T19" style:family="text">
      <style:text-properties fo:color="#008080" style:font-name="Monospace" fo:font-size="10pt" style:font-name-asian="Monospace" style:font-size-asian="10pt" style:font-name-complex="Monospace" style:font-size-complex="10pt"/>
    </style:style>
    <style:style style:name="T20" style:family="text">
      <style:text-properties fo:color="#3f7f7f"/>
    </style:style>
    <style:style style:name="T21" style:family="text">
      <style:text-properties fo:color="#7f007f"/>
    </style:style>
    <style:style style:name="T22" style:family="text">
      <style:text-properties style:font-name="Monospace" fo:font-size="10pt" style:font-name-asian="Monospace" style:font-size-asian="10pt" style:font-name-complex="Monospace" style:font-size-complex="10pt"/>
    </style:style>
    <style:style style:name="T23" style:family="text">
      <style:text-properties fo:color="#0000c0"/>
    </style:style>
    <style:style style:name="T24" style:family="text">
      <style:text-properties fo:color="#0000c0" fo:font-style="italic" style:font-style-asian="italic" style:font-style-complex="italic"/>
    </style:style>
    <style:style style:name="T25" style:family="text">
      <style:text-properties fo:color="#c5000b"/>
    </style:style>
    <style:style style:name="T26" style:family="text">
      <style:text-properties fo:color="#6464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agments Test Bed</text:p>
      <text:p text:style-name="Standard"/>
      <text:p text:style-name="Standard">File.New.Android Application.</text:p>
      <text:p text:style-name="Standard"/>
      <text:p text:style-name="Standard">minsdk 2.2</text:p>
      <text:p text:style-name="Standard">targetsdk 2.3</text:p>
      <text:p text:style-name="Standard"/>
      <text:p text:style-name="Standard">Add OpenCV</text:p>
      <text:p text:style-name="Standard"/>
      <text:p text:style-name="Standard">Build Path.Android.Add select java </text:p>
      <text:p text:style-name="Standard"/>
      <text:p text:style-name="Standard">Build Path.Libraries.Add External Jar. select RobotLibrary.jar</text:p>
      <text:p text:style-name="Standard"><text:line-break/>Import.General.Existing Projects cannot select because already in workspace</text:p>
      <text:p text:style-name="Standard"/>
      <text:p text:style-name="Standard">Build Path.Android.Add.Library select RobotUILibrary</text:p>
      <text:p text:style-name="Standard"/>
      <text:p text:style-name="Standard">Can't import ColorBlobActivity because name already exists in workspace</text:p>
      <text:p text:style-name="Standard">(i have the ColorBlobActivity project loaded as a stand-alone)</text:p>
      <text:p text:style-name="Standard">same for StreamingExampleActivity for sphero</text:p>
      <text:p text:style-name="Standard"/>
      <text:p text:style-name="Standard">Try deleting stand-alones and importing them into FragmentsTestBed</text:p>
      <text:p text:style-name="Standard">error dialog on delete</text:p>
      <text:p text:style-name="Standard">ColorBlobActivity contains resources that are out of synch. <text:s/>Proceed with delete (remove from workspace?)</text:p>
      <text:p text:style-name="Standard"/>
      <text:p text:style-name="Standard">Import.Android.Existing Projects. browse to samples/colorblob</text:p>
      <text:p text:style-name="Standard">this only imports it into the workspace top level. <text:s/>Not as a package for my FragmentsTestBed project.</text:p>
      <text:p text:style-name="Standard">All i want is to copy the code of two projects into my src folder so i can modify them to be FragmentActivities so they can share a single view.</text:p>
      <text:p text:style-name="Standard"/>
      <text:p text:style-name="Standard">Android Dependencies now contains</text:p>
      <text:p text:style-name="Standard">java.jar</text:p>
      <text:p text:style-name="Standard">RobotLibrary.jar</text:p>
      <text:p text:style-name="Standard">robotUILibrary.jar</text:p>
      <text:p text:style-name="Standard">android-support-v4.jar</text:p>
      <text:p text:style-name="Standard">annotations.jar</text:p>
      <text:p text:style-name="Standard"/>
      <text:p text:style-name="Standard">Referenced Libraries contains</text:p>
      <text:p text:style-name="Standard">RobotLibrary.jar</text:p>
      <text:p text:style-name="Standard"/>
      <text:p text:style-name="Standard"/>
      <text:p text:style-name="Standard">ctrl+c copied files from StreamingExampleActivity to FragmentsTestBed.</text:p>
      <text:p text:style-name="Standard">copy needed xml resource files and AndroidManifest.xml (merging when necessary)</text:p>
      <text:p text:style-name="Standard"/>
      <text:p text:style-name="Standard">program runs.</text:p>
      <text:p text:style-name="Standard"/>
      <text:p text:style-name="Standard"/>
      <text:p text:style-name="Text_20_body"/>
      <text:p text:style-name="Text_20_body"><text:soft-page-break/>I'm trying to make an <text:span text:style-name="Source_20_Text">ActivityGroup</text:span> which has it's own interface, which should be persistent between Activities. </text:p>
      <text:p text:style-name="Text_20_body">I have it working for my own Activities. But when I try to launch a 3rd party activity (from it's Intent{action="ACTION_HOME", category="CATEGORY_LAUNCHER"}) I get a <text:span text:style-name="Source_20_Text">java.lang.SecurityException</text:span> because the <text:span text:style-name="Source_20_Text">Activity</text:span> I want to start does not have the same UID as the calling <text:span text:style-name="Source_20_Text">Activity</text:span>. Does anyone knows how to cirumvent this?</text:p>
      <text:p text:style-name="Text_20_body"/>
      <text:p text:style-name="Text_20_body">I ran into this same problem. Basically, your app needs to request permission to run the 3rd party app. </text:p>
      <text:p text:style-name="Text_20_body">Assuming that the third party app specifies a permission in it's manifest, you need to declare a tag in your manifest file that requests that permission.</text:p>
      <text:p text:style-name="Standard"/>
      <text:p text:style-name="Standard"/>
      <text:p text:style-name="Standard"/>
      <text:p text:style-name="Standard"><text:a xlink:type="simple" xlink:href="mailto:customsolar@sbcglobal.net">customsolar@sbcglobal.net</text:a></text:p>
      <text:p text:style-name="Standard"/>
      <text:p text:style-name="Text_20_body">At runtime, applications are in different processes, and you cannot<text:line-break/>share fragments between them.</text:p>
      <text:p text:style-name="Text_20_body">At compile time, put your fragments in an Android library project, and<text:line-break/>use them from multiple projects.</text:p>
      <text:p text:style-name="Standard">No, this is deliberately not a design goal of fragments.  This is actually one of the reasons they have a much better programming model than embedded activities.</text:p>
      <text:p text:style-name="Standard"/>
      <text:p text:style-name="Standard">-=-=-=-=-=-=-=</text:p>
      <text:p text:style-name="Standard"/>
      <text:p text:style-name="Standard">I have multiple activities in my android app and one final activity <text:line-break/>"All" which should run all the activities of my app one after the <text:line-break/>other. When I kept all my activities in for loop and used <text:line-break/>startactivity(intent) for each activity in that for loop, at the end I <text:line-break/>could see not all my activities being ran although all activities are <text:line-break/>finished. Any clue how to implement this? </text:p>
      <text:p text:style-name="Standard"/>
      <text:p text:style-name="Standard">Use startActivityForResult and then chain them together so that each <text:line-break/>result kicks off the next Activity.</text:p>
      <text:p text:style-name="Standard"/>
      <text:p text:style-name="Standard">-=-=-=-=-</text:p>
      <text:p text:style-name="Standard"/>
      <text:p text:style-name="Text_20_body">I have an application with two activities and I'd like to be able to have two icons appear in the launcher, each launching the respective activity within the app. </text:p>
      <text:p text:style-name="Text_20_body">Specifically, I want one icon to launch my main app, and another icon to launch my settings activity. Is this possible?</text:p>
      <text:p text:style-name="Text_20_body">Here is what I've tried so far:</text:p>
      <text:p text:style-name="Preformatted_20_Text"><text:span text:style-name="Source_20_Text">    &lt;activity android:label="MyApp" android:name=".MyApp"&gt;</text:span></text:p>
      <text:p text:style-name="Preformatted_20_Text"><text:span text:style-name="Source_20_Text">        &lt;intent-filter&gt;</text:span></text:p>
      <text:p text:style-name="Preformatted_20_Text"><text:span text:style-name="Source_20_Text">            &lt;action android:name=".MyApp"/&gt;</text:span></text:p>
      <text:p text:style-name="Preformatted_20_Text"><text:span text:style-name="Source_20_Text">            &lt;action android:name="android.intent.action.MAIN"/&gt;</text:span></text:p>
      <text:p text:style-name="Preformatted_20_Text"><text:soft-page-break/><text:span text:style-name="Source_20_Text">            &lt;category android:name="android.intent.category.LAUNCHER"/&gt;</text:span></text:p>
      <text:p text:style-name="Preformatted_20_Text"><text:span text:style-name="Source_20_Text">        &lt;/intent-filter&gt;</text:span></text:p>
      <text:p text:style-name="Preformatted_20_Text"><text:span text:style-name="Source_20_Text">    &lt;/activity&gt;</text:span></text:p>
      <text:p text:style-name="Preformatted_20_Text"><text:span text:style-name="Source_20_Text">    &lt;activity android:label="Settings" android:name=".Settings"&gt;</text:span></text:p>
      <text:p text:style-name="Preformatted_20_Text"><text:span text:style-name="Source_20_Text">        &lt;intent-filter&gt;</text:span></text:p>
      <text:p text:style-name="Preformatted_20_Text"><text:span text:style-name="Source_20_Text">            &lt;action android:name=".Settings"/&gt;</text:span></text:p>
      <text:p text:style-name="Preformatted_20_Text"><text:span text:style-name="Source_20_Text">            &lt;action android:name="android.intent.action.MAIN"/&gt;</text:span></text:p>
      <text:p text:style-name="Preformatted_20_Text"><text:span text:style-name="Source_20_Text">            &lt;category android:name="android.intent.category.LAUNCHER"/&gt;</text:span></text:p>
      <text:p text:style-name="Preformatted_20_Text"><text:span text:style-name="Source_20_Text">        &lt;/intent-filter&gt;</text:span></text:p>
      <text:p text:style-name="P3"><text:span text:style-name="Source_20_Text">    &lt;/activity&gt;</text:span></text:p>
      <text:p text:style-name="Text_20_body">This creates two launcher icons, but they both run my main app instead of the second icon running my settings app. I've tried just having the launcher category but then I don't get an icon so it looks like I need the main action as well.</text:p>
      <text:p text:style-name="Standard"/>
      <text:p text:style-name="Standard">What you need to do is have your settings activity launch in another task. You can do this by specifying its task affinity. This is done with the attribute <text:span text:style-name="Source_20_Text">android:taskAffinity</text:span>. By default all activities share the same task affinity that defaults to main package specified in the manifest. On your settings activity you can specify <text:span text:style-name="Source_20_Text">android:taskAffinity="your.own.package.SettingsTask"</text:span> to have the settings activity launch in its own task. </text:p>
      <text:p text:style-name="Standard"/>
      <text:p text:style-name="Standard">-=-=-=-=</text:p>
      <text:p text:style-name="Standard"/>
      <text:p text:style-name="Standard">I am writing an Application that has multiple layouts with buttons. I have set up onClickListners for the buttons. Some buttons will change the activity and bring up a new layout with new buttons, and others will send outgoing SPP strings over Bluetooth. The strings will be defined in an XML file and will not change (serial commands).I can hard code the MAC address of the Bluetooth Server and only need to send data, not receive. </text:p>
      <text:p text:style-name="Standard"/>
      <text:p text:style-name="P2">0 down vote </text:p>
      <text:p text:style-name="Text_20_body">I would manage Bluetooth communications by means of a separate thread. This thread could be launched and be accesible by Application itself, so all activities could access to it. You could use a blocking queue (inside the thread) to enqueue messages from all the activities and report the responses back by means of messages (intents or messages captured by a handler).</text:p>
      <text:p text:style-name="Standard"/>
      <text:p text:style-name="Standard"/>
      <text:p text:style-name="P4">2012-07-14 23:44:42 - org.opencv.samples.colorblobdetect.ColorBlobDetectionActivity] Could not find org.opencv.samples.colorblobdetect.ColorBlobDetectionActivity.apk!</text:p>
      <text:p text:style-name="P4">[2012-07-14 23:44:42 - com.orbotix.streamingexample.StreamingActivity] Could not find com.orbotix.streamingexample.StreamingActivity.apk!</text:p>
      <text:p text:style-name="P9"/>
      <text:p text:style-name="P9"/>
      <text:p text:style-name="P9">MAAAAAhhhh!</text:p>
      <text:p text:style-name="P9">Eclipse doesn't seem to be hitting breakpoints again (little blue circle in margin) and can't find any way to stop debugger. <text:s/>Tried Window.Customize Preferences. and opened/selected Run. <text:s/>Terminate is in the Run menu dropdown, but is greyed out for the duration of the running app.</text:p>
      <text:p text:style-name="P9"/>
      <text:p text:style-name="P5"><text:span text:style-name="T2">Why Eclipse? <text:s/>Why can't you let me stop debugging? <text:s/>And stop at breakpoints? <text:s/>&lt;&lt; ok, this my bad. <text:s/>Breakpoints were on static members in class declaration. <text:s/>Moved </text:span><text:soft-page-break/><text:span text:style-name="T2">to a method and they workd. &gt;&gt;</text:span></text:p>
      <text:p text:style-name="P9"/>
      <text:p text:style-name="P9"/>
      <text:p text:style-name="P9">got here in ActivityThread.java stepping through ColorBlobDetection onCreate()</text:p>
      <text:p text:style-name="P9"/>
      <text:p text:style-name="P6"><text:s text:c="16"/>mInstrumentation.callActivityOnCreate(activity, r.state);</text:p>
      <text:p text:style-name="P7"><text:span text:style-name="T3"><text:s text:c="16"/></text:span><text:span text:style-name="T8">if</text:span><text:span text:style-name="T3"> (!activity.mCalled) {</text:span></text:p>
      <text:p text:style-name="P7"><text:span text:style-name="T3"><text:s text:c="20"/></text:span><text:span text:style-name="T8">throw</text:span><text:span text:style-name="T3"> </text:span><text:span text:style-name="T8">new</text:span><text:span text:style-name="T3"> SuperNotCalledException(</text:span></text:p>
      <text:p text:style-name="P7"><text:span text:style-name="T3"><text:s text:c="24"/></text:span><text:span text:style-name="T11">"Activity "</text:span><text:span text:style-name="T3"> + r.intent.getComponent().toShortString() +</text:span></text:p>
      <text:p text:style-name="P7"><text:span text:style-name="T3"><text:s text:c="24"/></text:span><text:span text:style-name="T11">" did not call through to super.onCreate()"</text:span><text:span text:style-name="T3">);</text:span></text:p>
      <text:p text:style-name="P6"><text:s text:c="16"/>}</text:p>
      <text:p text:style-name="P9"/>
      <text:p text:style-name="P9"/>
      <text:p text:style-name="P9"/>
      <text:p text:style-name="P9">// comment out ColorBlobDetection in onCreate, just test StreamingActivity</text:p>
      <text:p text:style-name="P9"/>
      <text:p text:style-name="P7"><text:span text:style-name="T3"><text:s text:c="7"/>} </text:span><text:span text:style-name="T8">catch</text:span><text:span text:style-name="T3"> (Exception e) {</text:span></text:p>
      <text:p text:style-name="P7"><text:span text:style-name="T3"><text:s text:c="12"/></text:span><text:span text:style-name="T8">if</text:span><text:span text:style-name="T3"> (!mInstrumentation.onException(activity, e)) {</text:span></text:p>
      <text:p text:style-name="P7"><text:span text:style-name="T3"><text:s text:c="16"/></text:span><text:span text:style-name="T8">throw</text:span><text:span text:style-name="T3"> </text:span><text:span text:style-name="T8">new</text:span><text:span text:style-name="T3"> RuntimeException(</text:span></text:p>
      <text:p text:style-name="P7"><text:span text:style-name="T3"><text:s text:c="20"/></text:span><text:span text:style-name="T11">"Unable to start activity "</text:span><text:span text:style-name="T3"> + component</text:span></text:p>
      <text:p text:style-name="P7"><text:span text:style-name="T3"><text:s text:c="20"/>+ </text:span><text:span text:style-name="T11">": "</text:span><text:span text:style-name="T3"> + e.toString(), e);</text:span></text:p>
      <text:p text:style-name="P6"><text:s text:c="12"/>}</text:p>
      <text:p text:style-name="P6"><text:s text:c="2"/></text:p>
      <text:p text:style-name="P9"/>
      <text:p text:style-name="P9"/>
      <text:p text:style-name="P9">07-15 02:43:35.943: E/AndroidRuntime(11075): FATAL EXCEPTION: main</text:p>
      <text:p text:style-name="P9">07-15 02:43:35.943: E/AndroidRuntime(11075): java.lang.RuntimeException: Unable to start activity ComponentInfo{kesten.fragmentstestbed/kesten.fragmentstestbed.StreamingActivity}: android.view.InflateException: Binary XML file line #14: Error inflating class ImuView</text:p>
      <text:p text:style-name="P9">07-15 02:43:35.943: E/AndroidRuntime(11075): <text:tab/>at android.app.ActivityThread.performLaunchActivity(ActivityThread.java:1650)</text:p>
      <text:p text:style-name="P9">07-15 02:43:35.943: E/AndroidRuntime(11075): <text:tab/>at </text:p>
      <text:p text:style-name="P9">android.app.ActivityThread.handleLaunchActivity(ActivityThread.java:1666)</text:p>
      <text:p text:style-name="P9"/>
      <text:p text:style-name="P9">generated files include orbotix.robot.app and org.opencv . <text:s/>Not sure why. <text:s/>Could this be from having the projects included in build path? <text:s/>Do these mask the included libraries?</text:p>
      <text:p text:style-name="P9"/>
      <text:p text:style-name="P9">callback calls LayoutInflater.java</text:p>
      <text:p text:style-name="P9"/>
      <text:p text:style-name="P8"><text:s text:c="5"/>* Inflate a new view hierarchy from the specified xml resource. Throws</text:p>
      <text:p text:style-name="P7"><text:span text:style-name="T14"><text:s text:c="5"/>* </text:span><text:span text:style-name="T15">{@link InflateException}</text:span><text:span text:style-name="T14"> if there is an error.</text:span></text:p>
      <text:p text:style-name="P8"><text:s text:c="5"/>* </text:p>
      <text:p text:style-name="P7"><text:span text:style-name="T14"><text:s text:c="5"/>* </text:span><text:span text:style-name="T16">@param</text:span><text:span text:style-name="T14"> resource ID for an XML layout resource to load (e.g.,</text:span></text:p>
      <text:p text:style-name="P7"><text:span text:style-name="T14"><text:s text:c="5"/>* <text:s text:c="7"/></text:span><text:span text:style-name="T17">&lt;code&gt;</text:span><text:span text:style-name="T14">R.layout.main_page</text:span><text:span text:style-name="T17">&lt;/code&gt;</text:span><text:span text:style-name="T14">)</text:span></text:p>
      <text:p text:style-name="P7"><text:span text:style-name="T14"><text:s text:c="5"/>* </text:span><text:span text:style-name="T16">@param</text:span><text:span text:style-name="T14"> root Optional view to be the parent of the generated hierarchy.</text:span></text:p>
      <text:p text:style-name="P7"><text:span text:style-name="T14"><text:s text:c="5"/>* </text:span><text:span text:style-name="T16">@return</text:span><text:span text:style-name="T14"> The root View of the inflated hierarchy. If root was supplied,</text:span></text:p>
      <text:p text:style-name="P8"><text:s text:c="5"/>* <text:s text:c="8"/>this is the root View; otherwise it is the root of the inflated</text:p>
      <text:p text:style-name="P8"><text:s text:c="5"/>* <text:s text:c="8"/>XML file.</text:p>
      <text:p text:style-name="P8"><text:s text:c="5"/>*/</text:p>
      <text:p text:style-name="P7"><text:span text:style-name="T3"><text:s text:c="4"/></text:span><text:span text:style-name="T8">public</text:span><text:span text:style-name="T3"> View inflate(</text:span><text:span text:style-name="T8">int</text:span><text:span text:style-name="T3"> resource, ViewGroup root) {</text:span></text:p>
      <text:p text:style-name="P7"><text:span text:style-name="T3"><text:s text:c="8"/></text:span><text:span text:style-name="T8">return</text:span><text:span text:style-name="T3"> inflate(resource, root, root != </text:span><text:span text:style-name="T8">null</text:span><text:span text:style-name="T3">);</text:span></text:p>
      <text:p text:style-name="P6"><text:s text:c="4"/>}</text:p>
      <text:p text:style-name="P9"/>
      <text:p text:style-name="P9"/>
      <text:p text:style-name="P9"/>
      <text:p text:style-name="P9"><text:soft-page-break/>xml binary is probably refering to line 14 in main.xml. <text:s/>Line 14 is the second &lt;TextView&gt; tag, so something just before this</text:p>
      <text:p text:style-name="P9"/>
      <text:p text:style-name="P7"><text:span text:style-name="T1"><text:s text:c="4"/></text:span><text:span text:style-name="T14">&lt;!-- IMU --&gt;</text:span></text:p>
      <text:p text:style-name="P7"><text:span text:style-name="T1"><text:s text:c="4"/></text:span><text:span text:style-name="T18">&lt;</text:span><text:span text:style-name="T20">TextView</text:span></text:p>
      <text:p text:style-name="P7"><text:s text:c="8"/><text:span text:style-name="T21">android:id</text:span><text:span text:style-name="T1">=</text:span><text:span text:style-name="T12">"@+id/imu_label"</text:span></text:p>
      <text:p text:style-name="P7"><text:s text:c="8"/><text:span text:style-name="T21">style</text:span><text:span text:style-name="T1">=</text:span><text:span text:style-name="T12">"@style/Label.Title"</text:span></text:p>
      <text:p text:style-name="P7"><text:s text:c="8"/><text:span text:style-name="T21">android:text</text:span><text:span text:style-name="T1">=</text:span><text:span text:style-name="T12">"@string/imu"</text:span></text:p>
      <text:p text:style-name="P7"><text:s text:c="8"/><text:span text:style-name="T18">/&gt;</text:span></text:p>
      <text:p text:style-name="P7"/>
      <text:p text:style-name="P7"><text:span text:style-name="T1"><text:s text:c="4"/></text:span><text:span text:style-name="T18">&lt;</text:span><text:span text:style-name="T20">ImuView</text:span></text:p>
      <text:p text:style-name="P7"><text:s text:c="8"/><text:span text:style-name="T21">android:id</text:span><text:span text:style-name="T1">=</text:span><text:span text:style-name="T12">"@+id/imu_values"</text:span></text:p>
      <text:p text:style-name="P7"><text:s text:c="8"/><text:span text:style-name="T21">android:layout_width</text:span><text:span text:style-name="T1">=</text:span><text:span text:style-name="T12">"wrap_content"</text:span></text:p>
      <text:p text:style-name="P7"><text:s text:c="8"/><text:span text:style-name="T21">android:layout_height</text:span><text:span text:style-name="T1">=</text:span><text:span text:style-name="T12">"wrap_content"</text:span></text:p>
      <text:p text:style-name="P7"><text:s text:c="8"/><text:span text:style-name="T21">android:layout_below</text:span><text:span text:style-name="T1">=</text:span><text:span text:style-name="T12">"@+id/imu_label"</text:span></text:p>
      <text:p text:style-name="P7"><text:s text:c="8"/><text:span text:style-name="T21">android:text</text:span><text:span text:style-name="T1">=</text:span><text:span text:style-name="T12">""</text:span></text:p>
      <text:p text:style-name="P5"><text:span text:style-name="T22"><text:s text:c="8"/></text:span><text:span text:style-name="T19">/&gt;</text:span></text:p>
      <text:p text:style-name="P9"/>
      <text:p text:style-name="P9">ah yes, this used to be orbotix.packagename.ImuView . <text:s/>A stackoverflow.com hint said that you must have the packagename prefix for custom elements.</text:p>
      <text:p text:style-name="P9">ImuView.java is in my src/</text:p>
      <text:p text:style-name="P9"/>
      <text:p text:style-name="P9">ImuView -&gt; kesten.fragmentstestbed.ImuView</text:p>
      <text:p text:style-name="P9"/>
      <text:p text:style-name="P9">Yup, that did it. <text:s/>But I get a window with FragmentsMainActivity title and no numbers streaming. <text:s/>Displaying the wrong view.</text:p>
      <text:p text:style-name="P9"/>
      <text:p text:style-name="P9">Noticed there wasn't any Connect to Sphero dialog.</text:p>
      <text:p text:style-name="P9"/>
      <text:p text:style-name="P9">breakpoints set here don't get hit:</text:p>
      <text:p text:style-name="P9"/>
      <text:p text:style-name="P7"><text:span text:style-name="T3"><text:s text:c="4"/></text:span><text:span text:style-name="T8">protected</text:span><text:span text:style-name="T3"> </text:span><text:span text:style-name="T8">void</text:span><text:span text:style-name="T3"> onActivityResult(</text:span><text:span text:style-name="T8">int</text:span><text:span text:style-name="T3"> requestCode, </text:span><text:span text:style-name="T8">int</text:span><text:span text:style-name="T3"> resultCode, Intent data) {</text:span></text:p>
      <text:p text:style-name="P7"><text:span text:style-name="T3"><text:s text:c="8"/></text:span><text:span text:style-name="T8">super</text:span><text:span text:style-name="T3">.onActivityResult(requestCode, resultCode, data);</text:span></text:p>
      <text:p text:style-name="P7"/>
      <text:p text:style-name="P7"><text:span text:style-name="T3"><text:s text:c="8"/></text:span><text:span text:style-name="T8">if</text:span><text:span text:style-name="T3">(resultCode == </text:span><text:span text:style-name="T24">RESULT_OK</text:span><text:span text:style-name="T3">){</text:span></text:p>
      <text:p text:style-name="P7"/>
      <text:p text:style-name="P7"><text:span text:style-name="T3"><text:s text:c="12"/></text:span><text:span text:style-name="T8">if</text:span><text:span text:style-name="T3">(requestCode == </text:span><text:span text:style-name="T24">sStartupActivity</text:span><text:span text:style-name="T3">){</text:span></text:p>
      <text:p text:style-name="P9"/>
      <text:p text:style-name="P9"/>
      <text:p text:style-name="P9">Original StreamingActivity project's AndroidManifest.xml has only one activity. <text:s/>Mine has 4. <text:s/>.FragmentsTestbedActivity, StreamingActivity, orbotix.robot.app.StartupActivity and ColorBlobDetectionActivity.</text:p>
      <text:p text:style-name="P9"/>
      <text:p text:style-name="P9">back button does not kill app </text:p>
      <text:p text:style-name="P9"/>
      <text:p text:style-name="P9">Try commenting out .FragmentsTestbedActivity in AndroidManifest.xml.</text:p>
      <text:p text:style-name="P9">Hmm. <text:s/>now it skips the FragmentsMainActivity title and goes straight to OpenCV camera.</text:p>
      <text:p text:style-name="P9"/>
      <text:p text:style-name="P9"/>
      <text:p text:style-name="P9">Check on this. <text:s/>I'm just subbing .main for .fragmentlayout in the sample code. <text:s/>Is there anything special in fragmentlayout?</text:p>
      <text:p text:style-name="P9"/>
      <text:p text:style-name="P7"><text:span text:style-name="T3"><text:s text:c="5"/>View myFragmentView = inflater.inflate(R.layout.</text:span><text:span text:style-name="T24">main</text:span><text:span text:style-name="T3">, container, </text:span><text:span text:style-name="T8">false</text:span><text:span text:style-name="T3">);</text:span></text:p>
      <text:p text:style-name="P5"><text:span text:style-name="T4"><text:s text:c="5"/></text:span><text:span text:style-name="T9">return</text:span><text:span text:style-name="T4"> myFragmentView;</text:span></text:p>
      <text:p text:style-name="P9"/>
      <text:p text:style-name="P9"/>
      <text:p text:style-name="P7"><text:soft-page-break/><text:span text:style-name="T5">setContentView</text:span><text:span text:style-name="T3">(R.layout.</text:span><text:span text:style-name="T24">main</text:span><text:span text:style-name="T3">);</text:span></text:p>
      <text:p text:style-name="P7"><text:span text:style-name="T23">mImuView</text:span><text:span text:style-name="T3"> = (ImuView)</text:span><text:span text:style-name="T5">findViewById</text:span><text:span text:style-name="T3">(R.id.</text:span><text:span text:style-name="T24">imu_values</text:span><text:span text:style-name="T3">);</text:span></text:p>
      <text:p text:style-name="P9"/>
      <text:p text:style-name="P9">Need to map underlined methods to equivalents in FragmentActivity</text:p>
      <text:p text:style-name="P9">Nope. Just need to make SteamingActivity extends FragmentActivity instead of Fragment </text:p>
      <text:p text:style-name="P9"/>
      <text:p text:style-name="P9"/>
      <text:p text:style-name="P7"><text:span text:style-name="Source_20_Text"><text:span text:style-name="T1">FragmentActivity</text:span></text:span><text:span text:style-name="T1"> is for use with the Android Support package, if you wish to use fragments prior to API Level 11. Both static (</text:span><text:span text:style-name="Source_20_Text"><text:span text:style-name="T1">&lt;fragment&gt;</text:span></text:span><text:span text:style-name="T1"> in a layout) and dynamic (</text:span><text:span text:style-name="Source_20_Text"><text:span text:style-name="T1">FragmentTransaction</text:span></text:span><text:span text:style-name="T1">) fragments are supported both by </text:span><text:span text:style-name="Source_20_Text"><text:span text:style-name="T1">FragmentActivity</text:span></text:span><text:span text:style-name="T1"> and by </text:span><text:span text:style-name="Source_20_Text"><text:span text:style-name="T1">Activity</text:span></text:span><text:span text:style-name="T1"> (the latter only on API Level 11 and higher).</text:span></text:p>
      <text:p text:style-name="P9"/>
      <text:p text:style-name="P9"/>
      <text:p text:style-name="P9">Fragment vs FragmentActivity </text:p>
      <text:p text:style-name="P9">All subclasses of Fragment must include a public empty constructor. The framework will often re-instantiate a fragment class when needed, in particular during state restore, and needs to be able to find this constructor to instantiate it. If the empty constructor is not available, a runtime exception will occur in some cases during state restore. </text:p>
      <text:p text:style-name="P9"/>
      <text:p text:style-name="P9"/>
      <text:p text:style-name="P9">Fragment:</text:p>
      <text:p text:style-name="P7"><text:span text:style-name="T1">When the system creates this activity layout, it instantiates each fragment specified in the layout and calls the </text:span><text:a xlink:type="simple" xlink:href="http://developer.android.com/reference/android/app/Fragment.html#onCreateView%28android.view.LayoutInflater,%20android.view.ViewGroup,%20android.os.Bundle%29"><text:span text:style-name="Source_20_Text"><text:span text:style-name="T1">onCreateView()</text:span></text:span></text:a><text:span text:style-name="T1"> method for each one, to retrieve each fragment's layout. The system inserts the </text:span><text:a xlink:type="simple" xlink:href="http://developer.android.com/reference/android/view/View.html"><text:span text:style-name="Source_20_Text"><text:span text:style-name="T1">View</text:span></text:span></text:a><text:span text:style-name="T1"> returned by the fragment directly in place of the </text:span><text:span text:style-name="Source_20_Text"><text:span text:style-name="T1">&lt;fragment&gt;</text:span></text:span><text:span text:style-name="T1"> element</text:span></text:p>
      <text:p text:style-name="P9"/>
      <text:p text:style-name="P7"><text:span text:style-name="T1">Get fragments that exist in the activity, with </text:span><text:a xlink:type="simple" xlink:href="http://developer.android.com/reference/android/app/FragmentManager.html#findFragmentById%28int%29"><text:span text:style-name="Source_20_Text"><text:span text:style-name="T1">findFragmentById()</text:span></text:span></text:a><text:span text:style-name="T1"> (for fragments that provide a UI in the activity layout)</text:span></text:p>
      <text:p text:style-name="P9"/>
      <text:p text:style-name="P9"/>
      <text:p text:style-name="P9">OK, my guest now is that FragmentActivity is a support version of Activity that will allow fragments to be attached to it. <text:s/>So our main FragmentTestbedActivity will be a FragmentActivity while StreamingActivity and ColorBlobDetectionActivity will be Fragments. <text:s/>I think.</text:p>
      <text:p text:style-name="P9"/>
      <text:p text:style-name="P9"/>
      <text:p text:style-name="P13">ExampleFragment fragment = (ExampleFragment) getFragmentManager().findFragmentById(R.id.example_fragment);</text:p>
      <text:p text:style-name="P9"/>
      <text:p text:style-name="P9"/>
      <text:p text:style-name="P9"/>
      <text:p text:style-name="Text_20_body">Do a <text:a xlink:type="simple" xlink:href="http://developer.android.com/reference/android/app/Fragment.html#getView%28%29">getView()</text:a>. This will return the root view for the fragment. On this you can do a findViewById. i.e.</text:p>
      <text:p text:style-name="Text_20_body">ImageView imageView = (ImageView) getView().findViewById(R.id.foo)</text:p>
      <text:p text:style-name="Text_20_body"/>
      <text:p text:style-name="Text_20_body">So, combining examples in a single view by converting example projects into fragments requires a lot of re-factoring as Fragments do not have all the components of Activities</text:p>
      <text:p text:style-name="Text_20_body"/>
      <text:p text:style-name="Text_20_body">Activity -&gt; Fragment </text:p>
      <text:p text:style-name="Text_20_body">setContentView -&gt; onCreateView</text:p>
      <text:p text:style-name="Text_20_body"><text:soft-page-break/>findViewById -&gt; <text:span text:style-name="T4">getView().findViewById</text:span></text:p>
      <text:p text:style-name="P15"/>
      <text:p text:style-name="P14">onActivityResult -&gt; onActivityResult (change protected to public in declaration)</text:p>
      <text:p text:style-name="P14"/>
      <text:p text:style-name="P1">startActivityForResult -&gt; getActivity().startActivityForResult();</text:p>
      <text:p text:style-name="P6"><text:s/></text:p>
      <text:p text:style-name="P9"/>
      <text:p text:style-name="P9">An explanation of how startactivityforresult is called on the Activity, but onActivityResult is defined by the fragment works would be nice.</text:p>
      <text:p text:style-name="P9"/>
      <text:p text:style-name="P12">In fact, if you're converting an existing Android application to use fragments, you might simply move code from your activity's callback methods into the respective callback methods of your fragment.</text:p>
      <text:p text:style-name="Text_20_body">Usually, you should implement at least the following lifecycle methods:</text:p>
      <text:p text:style-name="P9">onCreate(), onCreateView(), onPause()</text:p>
      <text:p text:style-name="P9"/>
      <text:p text:style-name="P9"/>
      <text:p text:style-name="P7"><text:a xlink:type="simple" xlink:href="http://www.youtube.com/watch?v=WGIU2JX1U5Y&amp;feature=player_embedded#t=2561s"><text:span text:style-name="T1">http://www.youtube.com/watch?v=WGIU2JX1U5Y&amp;feature=player_embedded#t=2561s</text:span></text:a></text:p>
      <text:p text:style-name="P9">rely on resource system to select correct resource (low/high res icon) for device.</text:p>
      <text:p text:style-name="P9"/>
      <text:p text:style-name="P9">One activity on a tablet may be three on a phone. <text:s/>Fragment reuse between the layouts.</text:p>
      <text:p text:style-name="P9"/>
      <text:p text:style-name="P9"/>
      <text:p text:style-name="P12">I have an Activity that uses fragments. These fragments may come and go, based on the users interactions. Many of these fragments launch jobs to an IntentService, which get to run async this way. How should the IntentService report back the results of these jobs? </text:p>
      <text:p text:style-name="Text_20_body">The fragment that started the job may of may not be present. If a job finishes and the starting fragment is currently active, then it should get notified about this, and act accordingly. If it's not, then no action is needed.</text:p>
      <text:p text:style-name="P9"/>
      <text:p text:style-name="P9">Ans</text:p>
      <text:p text:style-name="P9"/>
      <text:p text:style-name="P11"><text:span text:style-name="T1">noticed the same problem in </text:span><text:a xlink:type="simple" xlink:href="http://code.google.com/p/iosched/">IOSched App</text:a><text:span text:style-name="T1"> (Google I/O App for Android)</text:span></text:p>
      <text:p text:style-name="Text_20_body">They realized <text:a xlink:type="simple" xlink:href="http://code.google.com/p/iosched/source/browse/android/src/com/google/android/apps/iosched/util/DetachableResultReceiver.java">DetachableResultReceiver</text:a>, which extends SDK class <text:a xlink:type="simple" xlink:href="http://developer.android.com/reference/android/os/ResultReceiver.html">ResultReciever</text:a>.<text:line-break/>And they easy <text:a xlink:type="simple" xlink:href="http://code.google.com/p/iosched/source/browse/android/src/com/google/android/apps/iosched/ui/HomeActivity.java">use it in Fragments</text:a>.</text:p>
      <text:p text:style-name="P9"/>
      <text:p text:style-name="P9"/>
      <text:p text:style-name="P9">Looking at source for IOSched App, AndroidManifest.xml has no fragments just lots of activities and full of intent-filters. <text:s/>Then each activity has a .xml with possibly some fragments. <text:s/>Then each fragment has a .xml with regular View Layout stuff.</text:p>
      <text:p text:style-name="P9"/>
      <text:p text:style-name="P9">Remove reference to .FragmentTestbedActivity and ColorBlobDetectionActivity</text:p>
      <text:p text:style-name="P9">Now only streamingactivity and startupactivity remain. <text:s/>Get here:</text:p>
      <text:p text:style-name="P9"/>
      <text:p text:style-name="P7"><text:span text:style-name="T3"><text:s text:c="8"/>} </text:span><text:span text:style-name="T8">catch</text:span><text:span text:style-name="T3"> (Exception e) {</text:span></text:p>
      <text:p text:style-name="P7"><text:span text:style-name="T3"><text:s text:c="12"/></text:span><text:span text:style-name="T8">if</text:span><text:span text:style-name="T3"> (!mInstrumentation.onException(activity, e)) {</text:span></text:p>
      <text:p text:style-name="P7"><text:span text:style-name="T3"><text:s text:c="16"/></text:span><text:span text:style-name="T8">throw</text:span><text:span text:style-name="T3"> </text:span><text:span text:style-name="T8">new</text:span><text:span text:style-name="T3"> RuntimeException(</text:span></text:p>
      <text:p text:style-name="P7"><text:span text:style-name="T3"><text:s text:c="20"/></text:span><text:span text:style-name="T11">"Unable to instantiate activity "</text:span><text:span text:style-name="T3"> + component</text:span></text:p>
      <text:p text:style-name="P7"><text:soft-page-break/><text:span text:style-name="T3"><text:s text:c="20"/>+ </text:span><text:span text:style-name="T11">": "</text:span><text:span text:style-name="T3"> + e.toString(), e);</text:span></text:p>
      <text:p text:style-name="P6"><text:s text:c="12"/>}</text:p>
      <text:p text:style-name="P6"><text:s text:c="8"/>}</text:p>
      <text:p text:style-name="P9"/>
      <text:p text:style-name="P9"/>
      <text:p text:style-name="P9">LogCat</text:p>
      <text:p text:style-name="P9"/>
      <text:p text:style-name="P9">07-15 21:57:02.967: W/ActivityManager(149): Launch timeout has expired, giving up wake lock!</text:p>
      <text:p text:style-name="P9">07-15 21:57:03.147: W/WindowManager(149): App freeze timeout expired.</text:p>
      <text:p text:style-name="P9">07-15 21:57:03.147: W/WindowManager(149): Force clearing freeze: AppWindowToken{40af79b0 token=HistoryRecord{408d1510 kesten.fragmentstestbed/.StreamingActivity}}</text:p>
      <text:p text:style-name="P9">07-15 21:57:08.237: W/ActivityManager(149): Activity idle timeout for HistoryRecord{408d1510 kesten.fragmentstestbed/.StreamingActivity}</text:p>
      <text:p text:style-name="P9"/>
      <text:p text:style-name="P9">Aha! <text:s/>Still had &lt;activity name=”.StreamingActivity” in AndroidManifest.xml</text:p>
      <text:p text:style-name="P9">This is now a fragment. <text:s/>Now wonder can't instantiate it as an activity.</text:p>
      <text:p text:style-name="P9"/>
      <text:p text:style-name="P9"/>
      <text:p text:style-name="P9">Quick Reference</text:p>
      <text:p text:style-name="P9">Structure of manifest </text:p>
      <text:p text:style-name="P7"><text:a xlink:type="simple" xlink:href="http://developer.android.com/guide/topics/manifest/manifest-intro.html"><text:span text:style-name="T1">http://developer.android.com/guide/topics/manifest/manifest-intro.html</text:span></text:a></text:p>
      <text:p text:style-name="P9"/>
      <text:p text:style-name="P11"><text:span text:style-name="T1">An important rule when dealing with fragments—especially those that you add at runtime—is that the fragment must have a container </text:span><text:a xlink:type="simple" xlink:href="http://developer.android.com/reference/android/view/View.html"><text:span text:style-name="Source_20_Text"><text:span text:style-name="T1">View</text:span></text:span></text:a><text:span text:style-name="T1"> in the layout in which the fragment's layout will reside.</text:span></text:p>
      <text:p text:style-name="P12"/>
      <text:p text:style-name="P12"/>
      <text:p text:style-name="Text_20_body">The following layout is an alternative to the layout shown in the <text:a xlink:type="simple" xlink:href="http://developer.android.com/training/basics/fragments/creating.html">previous lesson</text:a> that shows only one fragment at a time. In order to replace one fragment with another, the activity's layout includes an empty <text:a xlink:type="simple" xlink:href="http://developer.android.com/reference/android/widget/FrameLayout.html"><text:span text:style-name="Source_20_Text">FrameLayout</text:span></text:a> that acts as the fragment container.</text:p>
      <text:p text:style-name="P9"/>
      <text:p text:style-name="P9"/>
      <text:p text:style-name="P13"><text:s text:c="8"/>// Check that the activity is using the layout version with</text:p>
      <text:p text:style-name="Preformatted_20_Text"><text:s text:c="8"/>// the fragment_container FrameLayout</text:p>
      <text:p text:style-name="Preformatted_20_Text"><text:s text:c="8"/>if (findViewById(R.id.fragment_container) != null) {</text:p>
      <text:p text:style-name="Preformatted_20_Text"/>
      <text:p text:style-name="Preformatted_20_Text"><text:s text:c="12"/>// However, if we're being restored from a previous state,</text:p>
      <text:p text:style-name="Preformatted_20_Text"><text:s text:c="12"/>// then we don't need to do anything and should return or else</text:p>
      <text:p text:style-name="Preformatted_20_Text"><text:s text:c="12"/>// we could end up with overlapping fragments.</text:p>
      <text:p text:style-name="Preformatted_20_Text"><text:s text:c="12"/>if (savedInstanceState != null) {</text:p>
      <text:p text:style-name="Preformatted_20_Text"><text:s text:c="16"/>return;</text:p>
      <text:p text:style-name="P3"><text:s text:c="12"/>}</text:p>
      <text:p text:style-name="P4">-15 22:29:43 - FragmentsTestbed] No Launcher activity found!</text:p>
      <text:p text:style-name="P4">[2012-07-15 22:29:43 - FragmentsTestbed] The launch will only sync the application package on the device!</text:p>
      <text:p text:style-name="P9">[2012-07-15 22:29:43 - FragmentsTestbed] Performing sync</text:p>
      <text:p text:style-name="P9"/>
      <text:p text:style-name="P9">I had commented out the .MAIN and .LAUNCH containing .FragmentsTestbedActivity &lt;activity&gt;</text:p>
      <text:p text:style-name="P9"/>
      <text:p text:style-name="P9">Now i get FragmentsMainActivity screen on device, but still stop at breakpoint.</text:p>
      <text:p text:style-name="P9"/>
      <text:p text:style-name="P9"><text:soft-page-break/></text:p>
      <text:p text:style-name="P4">2012-07-15 22:42:28 - FragmentsTestbed] ActivityManager: Warning: Activity not started, its current task has been brought to the front</text:p>
      <text:p text:style-name="P9"/>
      <text:p text:style-name="P9"/>
      <text:p text:style-name="P9"/>
      <text:p text:style-name="P9">switching to StreamingActivity original from orbotix.</text:p>
      <text:p text:style-name="P9"/>
      <text:p text:style-name="P9">07-15 23:49:07.535: E/AndroidRuntime(14156): FATAL EXCEPTION: main</text:p>
      <text:p text:style-name="P9">07-15 23:49:07.535: E/AndroidRuntime(14156): java.lang.NoClassDefFoundError: orbotix.robot.app.R$layout</text:p>
      <text:p text:style-name="P9">07-15 23:49:07.535: E/AndroidRuntime(14156): <text:tab/>at orbotix.robot.app.StartupActivity.onCreate(StartupActivity.java:307)</text:p>
      <text:p text:style-name="P9"/>
      <text:p text:style-name="P9"/>
      <text:p text:style-name="P9">removed StreamingActivity from device. <text:s/>Now get past startupActivity but stop here:</text:p>
      <text:p text:style-name="P9"/>
      <text:p text:style-name="P9">07-15 23:59:53.935: E/AndroidRuntime(14398): FATAL EXCEPTION: main</text:p>
      <text:p text:style-name="P9">07-15 23:59:53.935: E/AndroidRuntime(14398): java.lang.RuntimeException: Unable to instantiate activity ComponentInfo{<text:span text:style-name="T25">com.orbotix.streamingexample/orbotix.robot.app.StreamingActivity</text:span>}: java.lang.ClassNotFoundException: orbotix.robot.app.StreamingActivity in loader dalvik.system.PathClassLoader[/data/app/com.orbotix.streamingexample-1.apk]</text:p>
      <text:p text:style-name="P9">07-15 23:59:53.935: E/AndroidRuntime(14398): <text:tab/>at android.app.ActivityThread.performLaunchActivity(ActivityThread.java:1572)</text:p>
      <text:p text:style-name="P9">07-15 23:59:53.935: E/AndroidRuntime(14398): <text:tab/>at android.app.ActivityThread.handleLaunchActivity(ActivityThread.java:1666)</text:p>
      <text:p text:style-name="P9">07-15 23:59:53.935: E/AndroidRuntime(14398): <text:tab/>at android.app.ActivityThread.access$1500(ActivityThread.java:117)</text:p>
      <text:p text:style-name="P9"/>
      <text:p text:style-name="P9">replaced AdroidManifest.xml lines for startupActivity from Button</text:p>
      <text:p text:style-name="P9">07-16 00:27:22.205: E/AndroidRuntime(14596): FATAL EXCEPTION: main</text:p>
      <text:p text:style-name="P9">07-16 00:27:22.205: E/AndroidRuntime(14596): java.lang.RuntimeException: Unable to instantiate activity ComponentInfo{com.orbotix.streamingexample/orbotix.robot.app.StreamingActivity}: java.lang.ClassNotFoundException: orbotix.robot.app.StreamingActivity in loader dalvik.system.PathClassLoader[/data/app/com.orbotix.streamingexample-2.apk]</text:p>
      <text:p text:style-name="P9">07-16 00:27:22.205: E/AndroidRuntime(14596): <text:tab/>at android.app.ActivityThread.performLaunchActivity(ActivityThread.java:1572)</text:p>
      <text:p text:style-name="P9"/>
      <text:p text:style-name="P9">classNotFound exception </text:p>
      <text:p text:style-name="P9"/>
      <text:p text:style-name="P9">the path with /orbotix.robot.app... tipped me off that syntax was wrong in .xml</text:p>
      <text:p text:style-name="P9"/>
      <text:p text:style-name="P9"/>
      <text:p text:style-name="P9">Noticed that the working streamingexample in orbtix but non-working is a local copy in VCP. <text:s/>Do a meld diff.</text:p>
      <text:p text:style-name="P9"/>
      <text:p text:style-name="P9">Need to have some rel path changiness </text:p>
      <text:p text:style-name="P9"/>
      <text:p text:style-name="P9">CHANGED in AndroidManifest.xml </text:p>
      <text:p text:style-name="P9">StartupActivity to <text:span text:style-name="T13">.orbotix.robot.app.StartupActivity</text:span></text:p>
      <text:p text:style-name="P10">I want to pull the startupActivity from the orbotix path. <text:s/>Hmmm, will this get included in .apk? <text:s/>How will dex know to pack this lib?</text:p>
      <text:p text:style-name="P10"/>
      <text:p text:style-name="P10">Android Dependeincies has RobotLibrary.jar at</text:p>
      <text:p text:style-name="P9"><text:span text:style-name="T13">/home/kesten/orbotix-Sphero-Android-SDK-</text:span><text:soft-page-break/><text:span text:style-name="T13">2d61afb/library/RobotUILibrary/bin/robotuilibrary.jar</text:span></text:p>
      <text:p text:style-name="P10"/>
      <text:p text:style-name="P10">and RobotUILibrary.jar at</text:p>
      <text:p text:style-name="P10">/home/kesten/orbotix-Sphero-Android-SDK-2d61afb/library/RobotUILibrary/libs/RobotLibrary.jar</text:p>
      <text:p text:style-name="P10"/>
      <text:p text:style-name="P10"/>
      <text:p text:style-name="Standard">orbotix-</text:p>
      <text:p text:style-name="Standard">Path /com.orbotix.streamingexample.StreamingActivity</text:p>
      <text:p text:style-name="Standard">Location /home/kesten/orbotix-Sphero-Android-SDK-2d61afb/samples/StreamingExample</text:p>
      <text:p text:style-name="Standard">Reference </text:p>
      <text:p text:style-name="Standard">../../library/RobotUILibrary</text:p>
      <text:p text:style-name="Standard"/>
      <text:p text:style-name="Standard">Android-OpenCV</text:p>
      <text:p text:style-name="Standard">/com.orbotix.streamingexample.StreamingActivity</text:p>
      <text:p text:style-name="P10">Location: /home/kesten/VCP/Git/Android-OpenCV/com.orbotix.streamingexample.StreamingActivity</text:p>
      <text:p text:style-name="P10"/>
      <text:p text:style-name="P10">So make sure .xmls are adjusted accordingly</text:p>
      <text:p text:style-name="P10"/>
      <text:p text:style-name="P10">Have to destroy .metadata and File.Import.Android.Existing Projects </text:p>
      <text:p text:style-name="P10">Get 100 errors. <text:s/>Can't find </text:p>
      <text:p text:style-name="P9"><text:span text:style-name="T10">import</text:span><text:span text:style-name="T6"> </text:span><text:span text:style-name="T7">orbotix</text:span><text:span text:style-name="T6">.robot.app.StartupActivity;</text:span></text:p>
      <text:p text:style-name="P7"><text:span text:style-name="T8">import</text:span><text:span text:style-name="T3"> </text:span><text:span text:style-name="T5">orbotix</text:span><text:span text:style-name="T3">.robot.base.*;</text:span></text:p>
      <text:p text:style-name="P7"><text:span text:style-name="T8">import</text:span><text:span text:style-name="T3"> </text:span><text:span text:style-name="T5">orbotix</text:span><text:span text:style-name="T3">.robot.sensor.AccelerometerData;</text:span></text:p>
      <text:p text:style-name="P7"><text:span text:style-name="T8">import</text:span><text:span text:style-name="T3"> </text:span><text:span text:style-name="T5">orbotix</text:span><text:span text:style-name="T3">.robot.sensor.AttitudeData;</text:span></text:p>
      <text:p text:style-name="P7"><text:span text:style-name="T8">import</text:span><text:span text:style-name="T3"> </text:span><text:span text:style-name="T5">orbotix</text:span><text:span text:style-name="T3">.robot.sensor.DeviceSensorsData;</text:span></text:p>
      <text:p text:style-name="P10"/>
      <text:p text:style-name="P10"/>
      <text:p text:style-name="P10">Now. <text:s/>Pay close attention. <text:s/>We want to include libraries to be found both at compile and at run time. <text:s/>How is this possible?</text:p>
      <text:p text:style-name="P10"/>
      <text:p text:style-name="P10">Currently, Android Dependencies has only annotations.jar</text:p>
      <text:p text:style-name="P10"/>
      <text:p text:style-name="P10">All this in Preferences.Build Path.Configure Build Path. </text:p>
      <text:p text:style-name="P10">in Android below the “Is LIbrary” checkbox, a red x because the path to lib is relative to orbotix samples dir. <text:s/>Remove. <text:s/>Add, but no way to browse. <text:s/>So go to </text:p>
      <text:p text:style-name="P10">Build Preferences.Library.Add External Jar</text:p>
      <text:p text:style-name="P10">(I think external means outside of workspace root folder)</text:p>
      <text:p text:style-name="P10">Browse to orbotix jars </text:p>
      <text:p text:style-name="P9"/>
      <text:p text:style-name="P9">Libs now show up as Referenced Libraries. <text:s/>Note, this clears up compile-time errors and there doesn't seem to be another “as obvious” way to add the libs. <text:s/>They better be there at runtime.</text:p>
      <text:p text:style-name="P9"/>
      <text:p text:style-name="P9">Run </text:p>
      <text:p text:style-name="P9">Got StreamingActivity Title bar, but no startUpActivity</text:p>
      <text:p text:style-name="P9"/>
      <text:p text:style-name="P9">07-16 21:58:37.668: E/AndroidRuntime(18412): FATAL EXCEPTION: main</text:p>
      <text:p text:style-name="P9">07-16 21:58:37.668: E/AndroidRuntime(18412): java.lang.NoClassDefFoundError: com.orbotix.streamingexample.StreamingActivity$1</text:p>
      <text:p text:style-name="P9">07-16 21:58:37.668: E/AndroidRuntime(18412): <text:tab/>at <text:span text:style-name="T25">com.orbotix.streamingexample.StreamingActivity.&lt;init&gt;(StreamingActivity.java:34)</text:span></text:p>
      <text:p text:style-name="P9">07-16 21:58:37.668: E/AndroidRuntime(18412): <text:tab/>at java.lang.Class.newInstanceImpl(Native Method)</text:p>
      <text:p text:style-name="P9">07-16 21:58:37.668: E/AndroidRuntime(18412): <text:tab/>at <text:soft-page-break/>java.lang.Class.newInstance(Class.java:1409)</text:p>
      <text:p text:style-name="P9">07-16 21:58:37.668: E/AndroidRuntime(18412): <text:tab/>at android.app.Instrumentation.newActivity(Instrumentation.java:1021)</text:p>
      <text:p text:style-name="P9">07-16 21:58:37.668: E/AndroidRuntime(18412): <text:tab/>at android.app.ActivityThread.performLaunchActivity(ActivityThread.java:1564)</text:p>
      <text:p text:style-name="P9"/>
      <text:p text:style-name="P9">Now error gives useful line-number - 34</text:p>
      <text:p text:style-name="P9"/>
      <text:p text:style-name="P9"/>
      <text:p text:style-name="P9"><text:span text:style-name="T3"><text:s/></text:span><text:span text:style-name="T8">private</text:span><text:span text:style-name="T3"> DeviceMessenger.AsyncDataListener </text:span><text:span text:style-name="T23">mDataListener</text:span><text:span text:style-name="T3"> = </text:span><text:span text:style-name="T8">new</text:span><text:span text:style-name="T3"> DeviceMessenger.AsyncDataListener() {</text:span></text:p>
      <text:p text:style-name="P7"><text:span text:style-name="T3"><text:s text:c="8"/></text:span><text:span text:style-name="T26">@Override</text:span></text:p>
      <text:p text:style-name="P6">onDataReceived(DeviceAsyncData data) {</text:p>
      <text:p text:style-name="P6"/>
      <text:p text:style-name="P6">It seems that mDataListener can't be instantiated. <text:s/>It doesn't look like it needs to have run startupActivity prior to. <text:s/>It only over-rides the onDataReceived() </text:p>
      <text:p text:style-name="P6"><text:s text:c="2"/></text:p>
      <text:p text:style-name="P6"/>
      <text:p text:style-name="P6">Checked boxes for Export on RobotLibrary.jar and RobotUILibrary.jar and Android Dependencies. <text:s/>Same errors. <text:s/>Remove these checks.</text:p>
      <text:p text:style-name="P6"/>
      <text:p text:style-name="P6">Still no way to select the library as android dependency. No browse option when click add below “Is Library”</text:p>
      <text:p text:style-name="P6"/>
      <text:p text:style-name="P6"/>
      <text:p text:style-name="P6"/>
      <text:p text:style-name="P6">Go back to instructions at <text:a xlink:type="simple" xlink:href="https://github.com/orbotix/Sphero-Android-SDK">https://github.com/orbotix/Sphero-Android-SDK</text:a></text:p>
      <text:p text:style-name="P6"/>
      <text:p text:style-name="P6"/>
      <text:p text:style-name="P6">Place the libs folder from the SDK into your Android project's folder. </text:p>
      <text:p text:style-name="P6">Hit F5 after every activity.</text:p>
      <text:p text:style-name="P6"/>
      <text:p text:style-name="P6">Placing the RobotLibrary.jar into Libs allows it to be found in Library.Add Jar</text:p>
      <text:p text:style-name="P6">(placed it in the /libs of the project. <text:s/>Seems dumb to do this for every project, but i'm following instructions...</text:p>
      <text:p text:style-name="P6"/>
      <text:p text:style-name="P6">orbotix.robot.app.StreamingActivity cannot be resolved . <text:s/>Everything else looks ok. <text:s/>StartupActivity is the connect-to-sphero activity that should be bundled with <text:s/>one of the orbotix libs.</text:p>
      <text:p text:style-name="P6"/>
      <text:p text:style-name="P6">Danger: in library/libs/ we have RobotLibrary.jar but another one is in library/libs/RobotUILibrary/libs</text:p>
      <text:p text:style-name="P6">It seems that RobotUILibrary is source only and not compiled into a .jar yet.</text:p>
      <text:p text:style-name="P6"/>
      <text:p text:style-name="P6">orbotix.robot.app is nowhere to be found. <text:s/>Likely, it's stuffed in a .jar somewhere, but exploring RobotUILibrary and RobotLibrary.jar didn't find it. <text:s/>Perhaps in the RobotUILibrary source. <text:s/>Ah, it's in RobotUILibrary/bin</text:p>
      <text:p text:style-name="P6"/>
      <text:p text:style-name="P6">Try to remove RobotUILibrary.jar from Referenced Libs and into Android Dependeincies. <text:s/>Cannot add it as a jar or library (already exists in workspace).</text:p>
      <text:p text:style-name="P6">Android.Add. select RobotUILibrary . <text:s/>Now it's just waiting there for us.</text:p>
      <text:p text:style-name="P6"/>
      <text:p text:style-name="P6">Get “Found 2 versions of RobotLibrary.jar in workspace. <text:s/>One is inside RobotUILibrary/</text:p>
      <text:p text:style-name="P6"/>
      <text:p text:style-name="P6">Aha. <text:s/>.app is in the robotUILibrary.</text:p>
      <text:p text:style-name="P6">It is a separate project in the workspace. <text:s/>Think i'd like to keep it that way rather than import into every project separately.</text:p>
      <text:p text:style-name="P6"><text:soft-page-break/></text:p>
      <text:p text:style-name="P6">Danger RobotUILibrary folder exists in orbotix-sphero-android-sdk/library and /samples .</text:p>
      <text:p text:style-name="P6"/>
      <text:p text:style-name="P6">Wait. Click F5 several times. <text:s/>Now RobotLibrary.jar shows up in both /libs and Android Dependeincies</text:p>
      <text:p text:style-name="P6"/>
      <text:p text:style-name="P6"/>
      <text:p text:style-name="P6">Had to blow away Android-OpenCV/.metadata again</text:p>
      <text:p text:style-name="P6"/>
      <text:p text:style-name="P6">Invalid project description.</text:p>
      <text:p text:style-name="P6"><text:s text:c="2"/>/home/kesten/VCP/Git/Android-OpenCV/krobo.spherotracking.SpheroTrackingActivity overlaps the location of another project: 'krobo.spherotracking.SpheroTrackingActivity'</text:p>
      <text:p text:style-name="P6"/>
      <text:p text:style-name="P6">Restart linux. <text:s/>Blow away .metadata. <text:s/>Still message. <text:s/></text:p>
      <text:p text:style-name="P6">Maybe start new workspace.</text:p>
      <text:p text:style-name="P6"/>
      <text:p text:style-name="P6"/>
      <text:p text:style-name="P17"><text:span text:style-name="T18">** GOT a response to my StackOverflow for problems with my fragments run time with something trying to access the fragment's view before fragment's onCreateView() was called. <text:s/>Response suggests adding an id tag to fragment. <text:s/>Even if i don't use it, maybe something else needs it to refererence it.</text:span></text:p>
      <text:p text:style-name="P17"><text:a xlink:type="simple" xlink:href="http://stackoverflow.com/questions/11588209/no-view-found-for-id-for-fragment-error-before-oncreateview-called/11839948?iemail=1#11839948"><text:span text:style-name="T18">http://stackoverflow.com/questions/11588209/no-view-found-for-id-for-fragment-error-before-oncreateview-called/11839948?iemail=1#11839948</text:span></text:a></text:p>
      <text:p text:style-name="P17"><text:span text:style-name="T18"/></text:p>
      <text:p text:style-name="P17"><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Source_20_Text" style:display-name="Source Text"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sten </meta:initial-creator>
    <meta:creation-date>2012-07-13T00:30:23</meta:creation-date>
    <dc:date>2012-08-08T10:14:55</dc:date>
    <dc:creator>kesten </dc:creator>
    <meta:editing-duration>P2DT23H2M14S</meta:editing-duration>
    <meta:editing-cycles>8</meta:editing-cycles>
    <meta:generator>LibreOffice/3.5$Linux_X86_64 LibreOffice_project/350m1$Build-2</meta:generator>
    <meta:document-statistic meta:table-count="0" meta:image-count="0" meta:object-count="0" meta:page-count="12" meta:paragraph-count="294" meta:word-count="2901" meta:character-count="24075" meta:non-whitespace-character-count="20594"/>
  </office:meta>
</office:document-meta>
</file>